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4304" officeooo:paragraph-rsid="001a4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ample document stored on Git 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01:23:22.200073532</meta:creation-date>
    <dc:date>2014-04-30T01:24:05.105655103</dc:date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43" meta:non-whitespace-character-count="35"/>
    <meta:generator>LibreOffice/4.1.3.2$Linux_x86 LibreOffice_project/410m0$Build-2</meta:generator>
  </office:meta>
</office:document-meta>
</file>